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spacing="0.199cm"/>
      <style:text-properties fo:font-weight="normal" style:font-weight-asian="normal" style:font-weight-complex="normal"/>
    </style:style>
    <style:style style:name="P2" style:family="paragraph" style:parent-style-name="Standard">
      <style:paragraph-properties style:line-spacing="0.199cm"/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paragraph-properties style:line-spacing="0.199cm"/>
    </style:style>
    <style:style style:name="P4" style:family="paragraph" style:parent-style-name="Standard" style:list-style-name="L1">
      <style:paragraph-properties style:line-spacing="0.199cm"/>
      <style:text-properties fo:font-weight="normal" style:font-weight-asian="normal" style:font-weight-complex="normal"/>
    </style:style>
    <style:style style:name="P5" style:family="paragraph" style:parent-style-name="Standard" style:list-style-name="L1">
      <style:paragraph-properties style:line-spacing="0.199cm"/>
    </style:style>
    <style:style style:name="P6" style:family="paragraph" style:parent-style-name="Standard">
      <style:paragraph-properties style:line-spacing="0.199cm"/>
      <style:text-properties style:text-underline-style="none" fo:font-weight="normal" style:font-weight-asian="normal" style:font-weight-complex="normal"/>
    </style:style>
    <style:style style:name="P7" style:family="paragraph" style:parent-style-name="Heading_20_1">
      <style:paragraph-properties style:line-spacing="0.199cm"/>
    </style:style>
    <style:style style:name="P8" style:family="paragraph" style:parent-style-name="Heading_20_2">
      <style:paragraph-properties style:line-spacing="0.199cm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AF1.1 Boka lägenhet</text:h>
      <text:p text:style-name="P1">En kund som vill boka lägenheten en period väljer en period som är ledig och fyller i ett bokningsformulär med uppgifter om sig själv, önskad period samt önskade tillvalstjänster. Perioden markeras som upptagen.</text:p>
      <text:h text:style-name="P8" text:outline-level="2">Primär Aktör</text:h>
      <text:p text:style-name="P1">Kund</text:p>
      <text:h text:style-name="P8" text:outline-level="2">Huvudscenario</text:h>
      <text:list xml:id="list3528324444085196861" text:style-name="L1">
        <text:list-item>
          <text:p text:style-name="P4">Kunden vill boka lägenheten</text:p>
        </text:list-item>
        <text:list-item>
          <text:p text:style-name="P4">Systemet visar när lägenheten är ledig respektive bokad</text:p>
        </text:list-item>
        <text:list-item>
          <text:p text:style-name="P4">Kunden fyller i formulär med personuppgifter, bokningsperiod och önskade tillval.</text:p>
        </text:list-item>
        <text:list-item>
          <text:p text:style-name="P5"><text:span text:style-name="T1">Systemet <text:s/>kontrollerar att inmatad data överensstämmer med </text:span><text:span text:style-name="T3">krav på inmatning</text:span><text:span text:style-name="T2"> (</text:span><text:a xlink:type="simple" xlink:href="https://github.com/lo222fj/Uppgift-234/blob/master/Definitioner.odt"><text:span text:style-name="T2">https://github.com/lo222fj/Uppgift-234/blob/master/Definitioner.pdf</text:span></text:a><text:span text:style-name="T2"> )</text:span></text:p>
        </text:list-item>
        <text:list-item>
          <text:p text:style-name="P4">Om kunden vill boka fler perioder så upprepa från steg 2.</text:p>
        </text:list-item>
        <text:list-item>
          <text:p text:style-name="P4">Systemet visar de val kunden gjort och ber denne bekräfta att data och önskemål är korrekt.</text:p>
        </text:list-item>
        <text:list-item>
          <text:p text:style-name="P4">Kunden bekräftar önskad bokningsperiod(er). </text:p>
        </text:list-item>
        <text:list-item>
          <text:p text:style-name="P5"><text:span text:style-name="T1">Systemet sparar informationen och skickar en reservationssbekräftelse samt information till kunden, se </text:span><text:a xlink:type="simple" xlink:href="https://github.com/lo222fj/Uppgift-234/blob/master/Definitioner.odt"><text:span text:style-name="T1">https://github.com/lo222fj/Uppgift-234/blob/master/Definitioner.pdf</text:span></text:a><text:span text:style-name="T1">.</text:span></text:p>
        </text:list-item>
      </text:list>
      <text:h text:style-name="P8" text:outline-level="2">Alternativ</text:h>
      <text:p text:style-name="P1">3a Kunden fyller inte i bokningsperiod utan väljer att skriva ett meddelande.</text:p>
      <text:p text:style-name="P3"><text:span text:style-name="T1">Systemet </text:span><text:span text:style-name="T3">skickar meddelandet till hemsidans mailadress samt meddelar kunden att meddelandet har skickats och att svar kommer inom kort.</text:span></text:p>
      <text:p text:style-name="P2"/>
      <text:p text:style-name="P2">3b Kunden fyller i felaktiga och/eller ofullständiga uppgifter.</text:p>
      <text:p text:style-name="P2">Systemet meddelar vilka fält som inte är korrekt ifyllda utifrån krav på inmatning, <text:s/><text:a xlink:type="simple" xlink:href="https://github.com/lo222fj/Uppgift-234/blob/master/Definitioner.odt">https://github.com/lo222fj/Uppgift-234/blob/master/Definitioner.pdf</text:a> och återvänder till huvudscenario punkt 2.</text:p>
      <text:p text:style-name="P2"/>
      <text:p text:style-name="P2">6a Kunden upptäcker fel i sina inmatade uppgifter och vill ändra dem.</text:p>
      <text:p text:style-name="P2">Systemet återvänder till steg 3 där kunden kan välja att ändra sina uppgifter.</text:p>
      <text:p text:style-name="P2"/>
      <text:p text:style-name="P2">7a Kunden lämnar ingen bekräftelse av bokning.</text:p>
      <text:p text:style-name="P2">Systemet återvänder till steg 3 där kunden kan välja att ändra sina uppgifter.</text:p>
      <text:p text:style-name="P2"/>
      <text:p text:style-name="P2"><text:soft-page-break/>7a Systemet kunde inte spara informationen.</text:p>
      <text:p text:style-name="P2">Systemet meddelar kunden att reservationen inte kunde genomföras. Kunden ombeds försöka senare eller fylla i ett meddelande med önskad period för manuellt sv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09T18:38:58.96</meta:creation-date>
    <dc:date>2013-12-11T20:42:07.40</dc:date>
    <dc:creator>Lotta Onsö</dc:creator>
    <meta:editing-duration>PT10H53M13S</meta:editing-duration>
    <meta:editing-cycles>15</meta:editing-cycles>
    <meta:generator>OpenOffice/4.0.0$Win32 OpenOffice.org_project/400m3$Build-9702</meta:generator>
    <meta:document-statistic meta:table-count="0" meta:image-count="0" meta:object-count="0" meta:page-count="2" meta:paragraph-count="24" meta:word-count="260" meta:character-count="1902"/>
  </office:meta>
</office:document-meta>
</file>